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istorial Noticias sobre Patentes</text:p>
      <text:p text:style-name="Standard"/>
      <text:p text:style-name="Standard">Enero 2 de 2013</text:p>
      <text:p text:style-name="Standard">Fuente: <text:a xlink:type="simple" xlink:href="http://hardware.slashdot.org/story/13/01/02/2032212/patent-troll-targeting-users-of-scanners-wants-1000employee">http://hardware.slashdot.org/story/13/01/02/2032212/patent-troll-targeting-users-of-scanners-wants-1000employee</text:a></text:p>
      <text:p text:style-name="Standard"/>
      <text:p text:style-name="Standard">Los troll de patentes se dirigen a los usuarios de escáner; 1000$ por empleado</text:p>
      <text:p text:style-name="Standard"/>
      <text:p text:style-name="P1">Un nuevo troll de patentes esta en la ciudad, en este caso ataca a los usuarios de tecnologías en lugar de <text:s/>a los creadores. Parece tener una patente del procedimiento para “escanear<text:span text:style-name="T2"> un documento y enviarlo por correo electrónico</text:span><text:span text:style-name="T1">”. Ellos se dirigen a pequeñas empresas en un variedad de lugares y usualmente piden entre 900 y 1200 dolares por cada empleado que infrinja la patente. Como la mayoría de los trolls las patentes pertenecen a un grupo de empresas fantasmas pero en este caso la compañía original tiene el nombre Project Paperless LLC. Joel Spolsky comenta en su tweet que: “Esto es el crimen organizado, así de simple...</text:span><text:span text:style-name="T2">”</text:span><text:span text:style-name="T1">. Estoy de acuerdo con él. ¿Cuando se hará algo sobre esta mafia legal?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roid Sans" style:font-size-asian="18pt" style:font-weight-asian="bold" style:font-name-complex="FreeSans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3T11:23:15</meta:creation-date>
    <dc:date>2013-01-03T11:43:32</dc:date>
    <meta:editing-duration>PT4M46S</meta:editing-duration>
    <meta:editing-cycles>1</meta:editing-cycles>
    <meta:document-statistic meta:table-count="0" meta:image-count="0" meta:object-count="0" meta:page-count="1" meta:paragraph-count="5" meta:word-count="145" meta:character-count="950" meta:non-whitespace-character-count="809"/>
    <meta:generator>LibreOffice/3.5$Linux_X86_64 LibreOffice_project/350m1$Build-2</meta:generator>
  </office:meta>
</office:document-meta>
</file>